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7eb9" officeooo:paragraph-rsid="000e7eb9"/>
    </style:style>
    <style:style style:name="T1" style:family="text">
      <style:text-properties officeooo:rsid="000f08ad"/>
    </style:style>
    <style:style style:name="T2" style:family="text">
      <style:text-properties officeooo:rsid="00107e35"/>
    </style:style>
    <style:style style:name="T3" style:family="text">
      <style:text-properties officeooo:rsid="00158f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ain Cloud Security – Question 3: Containers</text:p>
      <text:p text:style-name="P1"/>
      <text:p text:style-name="P1">When is it appropriate to use containers in cloud deployments, and what are the security benefits of doing so?</text:p>
      <text:p text:style-name="P1"/>
      <text:p text:style-name="P1"><text:tab/>Containers are lightweight VM’s. They are smaller in size and don’t require as many CPU resources. <text:span text:style-name="T1">Containers are small, inexpensive and easily distributable. Containers can be used to expedite and simplify the deployment of custom machines to a network.</text:span></text:p>
      <text:p text:style-name="P1"/>
      <text:p text:style-name="P1"><text:tab/><text:span text:style-name="T2">In Project 1, we used containers to delpoy a Jump-Box which will act as a gateway to our VM’s. Through the jump box we, used anisble playbooks to configure and install Filebeat on the Vms. Transparency is the big security benefit of containers. Containers make it easy to control what data and software are installed on the virtual machines. Containers also have the potential of more frequent security updates making it easier to update the virtual machine though an application update.</text:span></text:p>
      <text:p text:style-name="P1"/>
      <text:p text:style-name="P1"><text:tab/><text:span text:style-name="T3">In Project 1, we first we added a security group to our virtual network. Using our local IP address, we added an inbound security rule using the local IP address. This will allow us to connect to the Jump-Box using our local machine. Then we configured the Jump-Box to run Docker containers and install a container. First we checked if we have docker.io. Then we used the pull command to get the ansible container. We used the curl command to verify is the container was running properly.</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4:24:50.570000000</meta:creation-date>
    <dc:date>2021-02-12T15:28:07.097000000</dc:date>
    <meta:editing-duration>PT53M2S</meta:editing-duration>
    <meta:editing-cycles>9</meta:editing-cycles>
    <meta:generator>LibreOffice/5.1.4.2$Windows_x86 LibreOffice_project/f99d75f39f1c57ebdd7ffc5f42867c12031db97a</meta:generator>
    <meta:document-statistic meta:table-count="0" meta:image-count="0" meta:object-count="0" meta:page-count="1" meta:paragraph-count="5" meta:word-count="232" meta:character-count="1388" meta:non-whitespace-character-count="1157"/>
  </office:meta>
</office:document-meta>
</file>